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06.49mm"/>
    </style:style>
    <style:style style:name="co5" style:family="table-column">
      <style:table-column-properties fo:break-before="auto" style:column-width="44.64mm"/>
    </style:style>
    <style:style style:name="co6" style:family="table-column">
      <style:table-column-properties fo:break-before="auto" style:column-width="43.06mm"/>
    </style:style>
    <style:style style:name="co7" style:family="table-column">
      <style:table-column-properties fo:break-before="auto" style:column-width="2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47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24.25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vertical-align="top"/>
      <style:text-properties style:font-name="Liberation Sans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use-window-font-color="true" style:font-name="Liberation Sans" style:font-name-asian="Ubuntu" style:font-size-asian="6.40000009536743pt" style:font-name-complex="Ubuntu" style:font-size-complex="6.40000009536743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Lohit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weight-complex="bold" style:font-weight-asian="bold" fo:font-weight="bold"/>
    </style:style>
    <style:style style:name="T10" style:family="text">
      <style:text-properties style:font-weight-asian="normal" style:font-weight-complex="normal" fo:font-weight="normal"/>
    </style:style>
    <style:style style:name="T11" style:family="text">
      <style:text-properties fo:font-weight="bold" style:font-weight-complex="bold" style:font-weight-asian="bold"/>
    </style:style>
    <style:style style:name="T12" style:family="text">
      <style:text-properties style:font-weight-complex="normal" fo:font-weight="normal" style:font-weight-asian="normal"/>
    </style:style>
    <style:style style:name="T13" style:family="text">
      <style:text-properties style:font-weight-asian="bold" style:font-weight-complex="bold" fo:font-weight="bold"/>
    </style:style>
    <style:style style:name="T14" style:family="text">
      <style:text-properties fo:font-weight="normal" style:font-weight-complex="normal" style:font-weight-asian="normal"/>
    </style:style>
    <style:style style:name="T15" style:family="text">
      <style:text-properties style:font-weight-asian="normal" fo:font-weight="normal" style:font-weight-complex="normal"/>
    </style:style>
    <style:style style:name="T16" style:family="text">
      <style:text-properties style:font-weight-asian="bold" fo:font-weight="bold" style:font-weight-complex="bold"/>
    </style:style>
    <style:style style:name="T17" style:family="text">
      <style:text-properties style:font-weight-complex="normal" style:font-weight-asian="normal" fo:font-weight="normal"/>
    </style:style>
    <style:style style:name="T18" style:family="text">
      <style:text-properties style:font-weight-complex="bold" fo:font-weight="bold" style:font-weight-asian="bold"/>
    </style:style>
    <style:style style:name="T19" style:family="text">
      <style:text-properties style:text-overline-style="none" style:text-overline-color="font-color" fo:language="fr" fo:country="FR" fo:font-size="10pt" style:font-name-complex="Lohit Devanagari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bold" style:font-weight-asian="bold" style:font-size-complex="10pt" style:font-size-asian="10pt" style:font-name-asian="AR PL SungtiL GB" style:language-asian="zh" style:country-asian="CN" style:font-name="Liberation Sans" style:font-relief="none"/>
    </style:style>
    <style:style style:name="T20" style:family="text">
      <style:text-properties style:text-overline-style="none" style:text-overline-color="font-color" fo:language="fr" fo:country="FR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AR PL SungtiL GB" style:language-asian="zh" style:country-asian="CN" style:font-name="Liberation Sans" style:font-relief="none" fo:font-weight="normal" style:font-weight-asian="normal" style:font-weight-complex="normal"/>
    </style:style>
    <style:style style:name="T21" style:family="text">
      <style:text-properties style:text-overline-style="none" style:text-overline-color="font-color" fo:language="fr" fo:country="FR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AR PL SungtiL GB" style:language-asian="zh" style:country-asian="CN" style:font-name="Liberation Sans" style:font-relief="none" fo:font-weight="bold" style:font-weight-asian="bold" style:font-weight-complex="bold"/>
    </style:style>
    <style:style style:name="T22" style:family="text">
      <style:text-properties style:text-overline-style="none" style:text-overline-color="font-color" fo:language="fr" fo:country="FR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AR PL SungtiL GB" style:language-asian="zh" style:country-asian="CN" style:font-name="Liberation Sans" style:font-relief="none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6" style:family="text">
      <style:text-properties style:language-complex="hi" style:country-complex="IN" style:font-name-asian="AR PL SungtiL GB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/>
    </style:style>
    <style:style style:name="T27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normal" style:font-weight-complex="normal" style:font-weight-asian="normal"/>
    </style:style>
    <style:style style:name="T28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weight-asian="bold" fo:font-weight="bold" style:font-weight-complex="bold"/>
    </style:style>
    <style:style style:name="T29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30" style:family="text">
      <style:text-properties style:language-complex="hi" style:country-complex="IN" style:font-name-asian="AR PL SungtiL GB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language-asian="zh" style:country-asian="CN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fo:font-weight="bold" style:font-weight-asian="bold" style:font-weight-complex="bold"/>
    </style:style>
    <style:style style:name="T3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3" style:family="text">
      <style:text-properties style:font-name-asian="AR PL SungtiL GB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Lohit Devanagari"/>
    </style:style>
    <style:style style:name="T34" style:family="text">
      <style:text-properties style:font-name-asian="AR PL SungtiL GB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complex="Lohit Devanagari" style:use-window-font-color="true"/>
    </style:style>
    <style:style style:name="T35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use-window-font-color="true" style:text-scale="100%" style:text-position="0% 100%" style:letter-kerning="true" fo:letter-spacing="normal" style:font-name-asian="Ubuntu" style:font-name-complex="Ubuntu"/>
    </style:style>
    <style:style style:name="T36" style:family="text">
      <style:text-properties fo:language="fr" fo:country="FR" fo:font-size="10pt" style:language-complex="hi" style:country-complex="IN" style:font-weight-complex="bold" style:language-asian="zh" style:country-asian="CN" style:text-scale="100%" fo:font-weight="bold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weight-asian="bold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/>
    </style:style>
    <style:style style:name="T37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 style:font-weight-complex="normal" fo:font-weight="normal" style:font-weight-asian="normal"/>
    </style:style>
    <style:style style:name="T38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name-complex="Lohit Devanagari" style:font-size-asian="10pt" style:font-size-complex="10pt" style:font-style-asian="normal" style:font-style-complex="normal" style:text-emphasize="none" style:font-relief="none" style:font-name="Liberation Sans" style:text-overline-style="none" style:text-overline-color="font-color" fo:font-style="normal" style:text-line-through-mode="continuous" style:font-name-asian="AR PL SungtiL GB" fo:font-weight="bold" style:font-weight-complex="bold" style:font-weight-asian="bold"/>
    </style:style>
    <style:style style:name="T39" style:family="text">
      <style:text-properties fo:language="fr" fo:country="FR" fo:font-size="10pt" style:language-complex="hi" style:country-complex="IN" style:language-asian="zh" style:country-asian="CN" style:text-scale="100%" style:text-underline-style="none" style:text-underline-color="font-color" style:text-line-through-type="none" style:text-outline="false" fo:text-shadow="none" style:text-position="0% 100%" style:letter-kerning="true" fo:letter-spacing="normal" style:font-style-asian="normal" style:font-style-complex="normal" style:text-emphasize="none" style:font-relief="none" style:text-overline-style="none" style:text-overline-color="font-color" fo:font-style="normal" style:text-line-through-mode="continuous" fo:font-weight="normal" style:font-name-asian="Ubuntu" style:font-name-complex="Ubuntu" style:font-size-asian="6.40000009536743pt" style:font-size-complex="6.40000009536743pt" style:font-weight-asian="normal" style:font-weight-complex="normal"/>
    </style:style>
    <style:style style:name="T40" style:family="text">
      <style:text-properties style:font-name="Liberation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 gramm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&lt;decl&gt; ; &lt;decl_list&gt; | <text:span text:style-name="T1">ɛ)</text:span>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 | 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<text:span text:style-name="T2">: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</text:span><text:span text:style-name="T2">:</text:span><text:span text:style-name="T3">&lt;type&gt; =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function&gt; &lt;function_list&gt; | ɛ)</text:span>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</text:span>&lt;parameter_list&gt;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| ɛ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text:span text:style-name="T3"> | </text:span><text:span text:style-name="T2">boolean </text:span><text:span text:style-name="T3">|</text:span><text:span text:style-name="T2"> void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parameter_list&gt; | ɛ</text:span>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:&lt;type&gt; | identifier:&lt;type&gt; <text:span text:style-name="T2">,</text:span><text:span text:style-name="T3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(&lt;statement&gt; &lt;statement_block&gt;) | ɛ</text:span>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9">(</text:span><text:span text:style-name="T3"> &lt;arg_list&gt; </text:span><text:span text:style-name="T9">)</text:span><text:span text:style-name="T10"> </text:span><text:span text:style-name="T11">;</text:span><text:span text:style-name="T12"> | </text:span><text:span text:style-name="T13">{</text:span><text:span text:style-name="T14"> &lt;statement_block&gt; </text:span><text:span text:style-name="T2">}</text:span><text:span text:style-name="T15"> | </text:span><text:span text:style-name="T16">if</text:span><text:span text:style-name="T12"> &lt;condition&gt; </text:span><text:span text:style-name="T13">{ </text:span><text:span text:style-name="T17">&lt;statement_block&gt; </text:span><text:span text:style-name="T11">}</text:span><text:span text:style-name="T14"> </text:span><text:span text:style-name="T13">else {</text:span><text:span text:style-name="T17"> &lt;statement_block&gt; </text:span><text:span text:style-name="T9">}</text:span><text:span text:style-name="T12"> | </text:span><text:span text:style-name="T11">while </text:span><text:span text:style-name="T12">&lt;condition&gt; </text:span><text:span text:style-name="T2">{</text:span><text:span text:style-name="T14"> &lt;statement_block&gt; </text:span><text:span text:style-name="T2">}</text:span><text:span text:style-name="T3"> | </text:span><text:span text:style-name="T2">skip ;</text:span>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 | <text:span text:style-name="T13">(</text:span><text:span text:style-name="T3"> &lt;expression&gt; </text:span><text:span text:style-name="T9">)</text:span><text:span text:style-name="T12"> | identifier </text:span><text:span text:style-name="T2">(</text:span><text:span text:style-name="T3"> &lt;arg_list&gt; </text:span><text:span text:style-name="T2">)</text:span><text:span text:style-name="T3"> | &lt;fragment&gt;</text:span>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text:span text:style-name="T3"> | </text:span><text:span text:style-name="T2">-</text:span>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<text:span text:style-name="T13">-</text:span><text:span text:style-name="T3"> identifier | number | </text:span><text:span text:style-name="T9">true</text:span><text:span text:style-name="T3"> | </text:span><text:span text:style-name="T2">false</text:span><text:span text:style-name="T3"> | &lt;expression&gt;</text:span>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10"> &lt;condition&gt; | </text:span><text:span text:style-name="T2">(</text:span><text:span text:style-name="T17"> &lt;condition&gt; </text:span><text:span text:style-name="T18">)</text:span><text:span text:style-name="T10"> | &lt;expression&gt; &lt;comp_op&gt; &lt;expression&gt; | &lt;condition&gt; ( </text:span><text:span text:style-name="T2">||</text:span><text:span text:style-name="T3"> | </text:span><text:span text:style-name="T2">&amp;&amp;</text:span><text:span text:style-name="T3"> )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 | <text:span text:style-name="T2">!=</text:span> | <text:span text:style-name="T2">&lt;</text:span> | <text:span text:style-name="T2">&lt;=</text:span> | <text:span text:style-name="T2">&gt;</text:span> | <text:span text:style-name="T2">&gt;=</text:span>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4">&lt;nemp_arg_list&gt; | ɛ</text:span>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| identifier <text:span text:style-name="T2">,</text:span><text:span text:style-name="T3"> &lt;nemp_arg_list&gt;</text:span></text:p>
          </table:table-cell>
        </table:table-row>
      </table:table>
      <table:table table:name="remove |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2">identifier </text:span><text:span text:style-name="T21">:</text:span><text:span text:style-name="T20"> &lt;type&gt; </text:span><text:span text:style-name="T21">,</text:span><text:span text:style-name="T20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">(</text:span><text:span text:style-name="T6"> &lt;expression&gt; </text:span><text:span text:style-name="T7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1">identifier </text:span><text:span text:style-name="T25">(</text:span><text:span text:style-name="T24"> &lt;arg_list&gt; </text:span><text:span text:style-name="T25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">(</text:span><text:span text:style-name="T6"> &lt;condition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32">&lt;condition&gt; </text:span><text:span text:style-name="T7">||</text:span><text:span text:style-name="T6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32">&lt;condition&gt; </text:span><text:span text:style-name="T7">&amp;&amp;</text:span><text:span text:style-name="T6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32">identifier </text:span><text:span text:style-name="T7">,</text:span><text:span text:style-name="T6"> &lt;nemp_arg_list&gt;</text:span></text:p>
          </table:table-cell>
        </table:table-row>
      </table:table>
      <table:table table:name="remove void in &lt;type&gt;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2">identifier </text:span><text:span text:style-name="T21">:</text:span><text:span text:style-name="T20"> &lt;type&gt; </text:span><text:span text:style-name="T21">,</text:span><text:span text:style-name="T20"> &lt;nemp_parameter_list&gt;</text:span>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binary_arith_op&gt; &lt;fragment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">(</text:span><text:span text:style-name="T6"> &lt;expression&gt; </text:span><text:span text:style-name="T7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1">identifier </text:span><text:span text:style-name="T25">(</text:span><text:span text:style-name="T24"> &lt;arg_list&gt; </text:span><text:span text:style-name="T25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fragment&gt;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">(</text:span><text:span text:style-name="T6"> &lt;condition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32">&lt;condition&gt; </text:span><text:span text:style-name="T7">||</text:span><text:span text:style-name="T6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32">&lt;condition&gt; </text:span><text:span text:style-name="T7">&amp;&amp;</text:span><text:span text:style-name="T6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32">identifier </text:span><text:span text:style-name="T7">,</text:span><text:span text:style-name="T6"> &lt;nemp_arg_list&gt;</text:span></text:p>
          </table:table-cell>
        </table:table-row>
      </table:table>
      <table:table table:name="remove some left r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2"> </text:span><text:span text:style-name="T7">,</text:span><text:span text:style-name="T6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">(</text:span><text:span text:style-name="T6"> &lt;expression&gt; </text:span><text:span text:style-name="T7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1">identifier </text:span><text:span text:style-name="T25">(</text:span><text:span text:style-name="T24"> &lt;arg_list&gt; </text:span><text:span text:style-name="T25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5">(</text:span><text:span text:style-name="T6"> &lt;condition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condit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23">||</text:span><text:span text:style-name="T24"> &lt;condition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&amp;&amp;</text:span><text:span text:style-name="T24"> &lt;condition&gt;</text:span>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32"> </text:span><text:span text:style-name="T7">,</text:span><text:span text:style-name="T6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no left rec in condition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2"> </text:span><text:span text:style-name="T7">,</text:span><text:span text:style-name="T6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5">(</text:span><text:span text:style-name="T6"> &lt;expression&gt; </text:span><text:span text:style-name="T7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1">identifier </text:span><text:span text:style-name="T25">(</text:span><text:span text:style-name="T24"> &lt;arg_list&gt; </text:span><text:span text:style-name="T25">)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binary_arith_op&gt; &lt;fragmen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&gt; </text:span><text:span text:style-name="T25">)</text:span><text:span text:style-name="T24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||</text:span> &lt;conditio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">&amp;&amp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modify fragment + add &lt;cond_op&gt;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2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2"> </text:span><text:span text:style-name="T7">,</text:span><text:span text:style-name="T6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3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(</text:span><text:span text:style-name="T3"> &lt;arg_list&gt; </text:span><text:span text:style-name="T2">)</text:span><text:span text:style-name="T3"> </text:span><text:span text:style-name="T2">;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(</text:span><text:span text:style-name="T24"> &lt;expression&gt; </text:span><text:span text:style-name="T25">)</text:span><text:span text:style-name="T24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5">(</text:span><text:span text:style-name="T6"> &lt;arg_list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&gt; </text:span><text:span text:style-name="T25">)</text:span><text:span text:style-name="T24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</table:table>
      <table:table table:name="better rules sorting + statement LL(1)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,</text:span><text:span text:style-name="T24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9">(</text:span><text:span text:style-name="T20"> &lt;arg_list&gt; </text:span><text:span text:style-name="T21">)</text:span><text:span text:style-name="T20"> </text:span><text:span text:style-name="T21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(</text:span><text:span text:style-name="T24"> &lt;expression&gt; </text:span><text:span text:style-name="T25">)</text:span><text:span text:style-name="T24"> &lt;expression2&gt;</text:span>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5">(</text:span><text:span text:style-name="T6"> &lt;arg_list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&gt; </text:span><text:span text:style-name="T25">)</text:span><text:span text:style-name="T24"> &lt;condition2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&gt;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condition LL(1)" table:style-name="ta1"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,</text:span><text:span text:style-name="T24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9">(</text:span><text:span text:style-name="T20"> &lt;arg_list&gt; </text:span><text:span text:style-name="T21">)</text:span><text:span text:style-name="T20"> </text:span><text:span text:style-name="T21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(</text:span><text:span text:style-name="T24"> &lt;expression&gt; </text:span><text:span text:style-name="T25">)</text:span><text:span text:style-name="T24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5">(</text:span><text:span text:style-name="T6"> &lt;arg_list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_nested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32">&lt;condition&gt; </text:span><text:span text:style-name="T7">)</text:span><text:span text:style-name="T6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final" table:style-name="ta1"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,</text:span><text:span text:style-name="T24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9">(</text:span><text:span text:style-name="T20"> &lt;arg_list&gt; </text:span><text:span text:style-name="T21">)</text:span><text:span text:style-name="T20"> </text:span><text:span text:style-name="T21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(</text:span><text:span text:style-name="T24"> &lt;expression&gt; </text:span><text:span text:style-name="T25">)</text:span><text:span text:style-name="T24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5">(</text:span><text:span text:style-name="T6"> &lt;arg_list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_nested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32">&lt;condition&gt; </text:span><text:span text:style-name="T7">)</text:span><text:span text:style-name="T6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FIRST - FOLLOW - LOOKAHEAD" table:style-name="ta1">
        <table:table-column table:style-name="co6" table:default-cell-style-name="ce9"/>
        <table:table-column table:style-name="co2" table:number-columns-repeated="1023" table:default-cell-style-name="ce9"/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&lt;program&gt;</text:p>
          </table:table-cell>
          <table:table-cell office:value-type="string" calcext:value-type="string">
            <text:p>&lt;decl_list&gt; + &lt;function_list&gt; + &lt;main&gt;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decl_list&gt;</text:p>
          </table:table-cell>
          <table:table-cell office:value-type="string" calcext:value-type="string">
            <text:p><text:span text:style-name="T33">&lt;decl</text:span><text:span text:style-name="T34">&gt; + </text:span><text:span text:style-name="T35">ɛ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decl&gt;</text:p>
          </table:table-cell>
          <table:table-cell office:value-type="string" calcext:value-type="string">
            <text:p><text:span text:style-name="T2">var</text:span> – <text:span text:style-name="T2">const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var_decl&gt;</text:p>
          </table:table-cell>
          <table:table-cell table:style-name="ce11" office:value-type="string" calcext:value-type="string">
            <text:p>var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st_decl&gt;</text:p>
          </table:table-cell>
          <table:table-cell table:style-name="ce11" office:value-type="string" calcext:value-type="string">
            <text:p>const</text:p>
          </table:table-cell>
          <table:table-cell table:number-columns-repeated="3"/>
          <table:table-cell table:style-name="ce13" office:value-type="string" calcext:value-type="string">
            <text:p><text:span text:style-name="T40">ɛ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&lt;function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unctio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mai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parameter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parameter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parameter_lis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_block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statemen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arg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arg_lis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nemp_arg_lis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expression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ragment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fragment2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&lt;condition&gt;</text:p>
          </table:table-cell>
          <table:table-cell office:value-type="string" calcext:value-type="string">
            <text:p>~, (, &lt;expression&gt;,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dition2&gt;</text:p>
          </table:table-cell>
          <table:table-cell table:style-name="ce12" office:value-type="string" calcext:value-type="string">
            <text:p><text:span text:style-name="T36">||</text:span><text:span text:style-name="T37">, </text:span><text:span text:style-name="T38">&amp;&amp;, </text:span><text:span text:style-name="T39">ɛ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type&gt;</text:p>
          </table:table-cell>
          <table:table-cell office:value-type="string" calcext:value-type="string">
            <text:p><text:span text:style-name="T2">integer</text:span>, <text:span text:style-name="T2">boolean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inary_arith_op&gt;</text:p>
          </table:table-cell>
          <table:table-cell office:value-type="string" calcext:value-type="string">
            <text:p> <text:span text:style-name="T2">+</text:span><text:span text:style-name="T3">,</text:span> <text:span text:style-name="T2">-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nd_op&gt;</text:p>
          </table:table-cell>
          <table:table-cell office:value-type="string" calcext:value-type="string">
            <text:p><text:span text:style-name="T2">||</text:span><text:span text:style-name="T3">,</text:span> <text:span text:style-name="T2">&amp;&amp;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comp_op&gt;</text:p>
          </table:table-cell>
          <table:table-cell office:value-type="string" calcext:value-type="string">
            <text:p> <text:span text:style-name="T13">==</text:span><text:span text:style-name="T3">,</text:span> <text:span text:style-name="T9">!=</text:span><text:span text:style-name="T3">,</text:span> <text:span text:style-name="T13">&lt;</text:span><text:span text:style-name="T3">,</text:span> ≤<text:span text:style-name="T3">,</text:span> <text:span text:style-name="T2">&gt;</text:span><text:span text:style-name="T3">,</text:span> <text:span text:style-name="T2">&gt;= </text:span>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1" table:style-name="ta1"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_list&gt; &lt;function_list&gt; &lt;main&gt;</text:p>
          </table:table-cell>
        </table:table-row>
        <table:table-row table:style-name="ro1">
          <table:table-cell office:value-type="string" calcext:value-type="string">
            <text:p>&lt;decl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decl&gt; <text:span text:style-name="T2">;</text:span> &lt;decl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var_decl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onst_decl&gt;</text:p>
          </table:table-cell>
        </table:table-row>
        <table:table-row table:style-name="ro1">
          <table:table-cell office:value-type="string" calcext:value-type="string">
            <text:p>&lt;var_decl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var</text:span> identifier <text:span text:style-name="T2">: </text:span>&lt;type&gt;</text:p>
          </table:table-cell>
        </table:table-row>
        <table:table-row table:style-name="ro1">
          <table:table-cell office:value-type="string" calcext:value-type="string">
            <text:p>&lt;const_decl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const<text:span text:style-name="T3"> identifier </text:span><text:span text:style-name="T2">: </text:span><text:span text:style-name="T3">&lt;type&gt; </text:span><text:span text:style-name="T2">=</text:span><text:span text:style-name="T3"> &lt;expression&gt;</text:span></text:p>
          </table:table-cell>
        </table:table-row>
        <table:table-row table:style-name="ro1">
          <table:table-cell office:value-type="string" calcext:value-type="string">
            <text:p>&lt;function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function&gt; &lt;function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4">
          <table:table-cell office:value-type="string" calcext:value-type="string">
            <text:p>&lt;funct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type&gt; identifier <text:span text:style-name="T2">( </text:span>&lt;parameter_list&gt; <text:span text:style-name="T2">)</text:span></text:p>
            <text:p><text:span text:style-name="T2">{</text:span></text:p>
            <text:p><text:span text:style-name="T3">&lt;decl_list&gt;</text:span></text:p>
            <text:p><text:span text:style-name="T3">&lt;statement_block&gt;</text:span></text:p>
            <text:p><text:span text:style-name="T5">return (</text:span><text:span text:style-name="T6"> &lt;expression&gt; </text:span><text:span text:style-name="T7">) ;</text:span></text:p>
            <text:p><text:span text:style-name="T8">}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<text:span text:style-name="T19">void</text:span><text:span text:style-name="T20"> identifier </text:span><text:span text:style-name="T21">( </text:span><text:span text:style-name="T20">&lt;parameter_list&gt; </text:span><text:span text:style-name="T21">)</text:span></text:p>
            <text:p><text:span text:style-name="T8">{</text:span></text:p>
            <text:p><text:span text:style-name="T4">&lt;decl_list&gt;</text:span></text:p>
            <text:p><text:span text:style-name="T4">&lt;statement_block&gt;</text:span></text:p>
            <text:p><text:span text:style-name="T5">return (</text:span><text:span text:style-name="T6">  </text:span><text:span text:style-name="T7">) ;</text:span></text:p>
            <text:p><text:span text:style-name="T8">}</text:span></text:p>
          </table:table-cell>
        </table:table-row>
        <table:table-row table:style-name="ro5">
          <table:table-cell office:value-type="string" calcext:value-type="string">
            <text:p>&lt;mai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">main {</text:span></text:p>
            <text:p><text:span text:style-name="T3">&lt;decl_list&gt;</text:span></text:p>
            <text:p><text:span text:style-name="T3">&lt;statement_block&gt;</text:span></text:p>
            <text:p><text:span text:style-name="T2">}</text:span></text:p>
          </table:table-cell>
        </table:table-row>
        <table:table-row table:style-name="ro1">
          <table:table-cell office:value-type="string" calcext:value-type="string">
            <text:p>&lt;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parameter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parameter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<text:span text:style-name="T2">:</text:span> &lt;type&gt; &lt;nemp_parameter_list2&gt;</text:p>
          </table:table-cell>
        </table:table-row>
        <table:table-row table:style-name="ro1">
          <table:table-cell office:value-type="string" calcext:value-type="string">
            <text:p>&lt;nemp_parameter_list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,</text:span><text:span text:style-name="T24"> &lt;nemp_parameter_list&gt;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_block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statement&gt; &lt;statement_block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::=</text:p>
          </table:table-cell>
          <table:table-cell table:style-name="Default" office:value-type="string" calcext:value-type="string">
            <text:p>identifier &lt;state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{</text:span><text:span text:style-name="T24"> &lt;statement_block&gt; </text:span><text:span text:style-name="T25">}</text:span><text:span text:style-name="T24"> 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6">if</text:span><text:span text:style-name="T27"> &lt;condition&gt; </text:span><text:span text:style-name="T28">{ </text:span><text:span text:style-name="T29">&lt;statement_block&gt; </text:span><text:span text:style-name="T30">}</text:span><text:span text:style-name="T27"> </text:span><text:span text:style-name="T30">else {</text:span><text:span text:style-name="T29"> &lt;statement_block&gt; </text:span><text:span text:style-name="T30">}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9">while </text:span><text:span text:style-name="T20">&lt;condition&gt; </text:span><text:span text:style-name="T21">{</text:span><text:span text:style-name="T20"> &lt;statement_block&gt; </text:span><text:span text:style-name="T21">}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kip ;</text:p>
          </table:table-cell>
        </table:table-row>
        <table:table-row table:style-name="ro1">
          <table:table-cell office:value-type="string" calcext:value-type="string">
            <text:p>&lt;state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 = <text:span text:style-name="T3">&lt;expression&gt; </text:span><text:span text:style-name="T2">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9">(</text:span><text:span text:style-name="T20"> &lt;arg_list&gt; </text:span><text:span text:style-name="T21">)</text:span><text:span text:style-name="T20"> </text:span><text:span text:style-name="T21">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nemp_arg_list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nemp_arg_lis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nemp_arg_list2&gt;</text:p>
          </table:table-cell>
        </table:table-row>
        <table:table-row table:style-name="ro1">
          <table:table-cell office:value-type="string" calcext:value-type="string">
            <text:p>&lt;nemp_arg_list2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23">,</text:span><text:span text:style-name="T24"> &lt;nemp_arg_list&gt;</text:span>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expression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23">(</text:span><text:span text:style-name="T24"> &lt;expression&gt; </text:span><text:span text:style-name="T25">)</text:span><text:span text:style-name="T24"> &lt;expression2&gt;</text:span>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&lt;expression_not_nested&gt;</text:p>
          </table:table-cell>
        </table:table-row>
        <table:table-row table:style-name="ro1">
          <table:table-cell table:style-name="Default" office:value-type="string" calcext:value-type="string">
            <text:p>&lt;expression_not_nested&gt;</text:p>
          </table:table-cell>
          <table:table-cell table:style-name="Default" office:value-type="string" calcext:value-type="string">
            <text:p>::=</text:p>
          </table:table-cell>
          <table:table-cell office:value-type="string" calcext:value-type="string">
            <text:p>&lt;fragment&gt; &lt;expression2&gt;</text:p>
          </table:table-cell>
        </table:table-row>
        <table:table-row table:style-name="ro1">
          <table:table-cell office:value-type="string" calcext:value-type="string">
            <text:p>&lt;express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/>&lt;binary_arith_op&gt; &lt;express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fragment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ifier &lt;fragment2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23">-</text:span><text:span text:style-name="T24"> identifier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&lt;fragment2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<text:span text:style-name="T5">(</text:span><text:span text:style-name="T6"> &lt;arg_list&gt; </text:span><text:span text:style-name="T7">)</text:span>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~<text:span text:style-name="T3"> &lt;condition&gt; &lt;condition2&gt;</text:span>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23">(</text:span><text:span text:style-name="T24"> &lt;condition_nested&gt;</text:span>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&lt;expression_not_nested&gt; &lt;comp_op&gt; &lt;expression&gt; &lt;condition2&gt;</text:p>
          </table:table-cell>
        </table:table-row>
        <table:table-row table:style-name="ro1">
          <table:table-cell table:style-name="Default" office:value-type="string" calcext:value-type="string">
            <text:p>&lt;condition_nested&gt;</text:p>
          </table:table-cell>
          <table:table-cell table:style-name="Default" office:value-type="string" calcext:value-type="string">
            <text:p>::=</text:p>
          </table:table-cell>
          <table:table-cell table:style-name="Default" office:value-type="string" calcext:value-type="string">
            <text:p><text:span text:style-name="T32">&lt;condition&gt; </text:span><text:span text:style-name="T7">)</text:span><text:span text:style-name="T6"> &lt;condition2&gt;</text:span>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&lt;expression&gt; <text:span text:style-name="T2">)</text:span> &lt;comp_op&gt; &lt;expression&gt; &lt;condition2&gt;</text:p>
          </table:table-cell>
        </table:table-row>
        <table:table-row table:style-name="ro1" table:number-rows-repeated="10">
          <table:table-cell table:style-name="Default" table:number-columns-repeated="3"/>
        </table:table-row>
        <table:table-row table:style-name="ro1">
          <table:table-cell office:value-type="string" calcext:value-type="string">
            <text:p>&lt;condition2&gt;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<text:span text:style-name="T3">&lt;cond_op&gt;</text:span> &lt;condition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ɛ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&lt;binary_arith_op&gt;</text:p>
          </table:table-cell>
          <table:table-cell office:value-type="string" calcext:value-type="string">
            <text:p>::=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&lt;cond_op&gt;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||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&amp;&amp;</text:p>
          </table:table-cell>
        </table:table-row>
        <table:table-row table:style-name="ro1">
          <table:table-cell office:value-type="string" calcext:value-type="string">
            <text:p>&lt;comp_op&gt;</text:p>
          </table:table-cell>
          <table:table-cell office:value-type="string" calcext:value-type="string">
            <text:p>::=</text:p>
          </table:table-cell>
          <table:table-cell table:style-name="ce3" office:value-type="string" calcext:value-type="string">
            <text:p> <text:span text:style-name="T2">==</text:span>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!=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lt;= 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&gt;=</text:p>
          </table:table-cell>
        </table:table-row>
      </table:table>
      <table:table table:name="Sheet12" table:style-name="ta1">
        <table:table-column table:style-name="co7" table:default-cell-style-name="ce27"/>
        <table:table-column table:style-name="co2" table:number-columns-repeated="31" table:default-cell-style-name="ce27"/>
        <table:table-row table:style-name="ro1">
          <table:table-cell office:value-type="string" calcext:value-type="string">
            <text:p>Rules \ Token</text:p>
          </table:table-cell>
          <table:table-cell table:style-name="ce28" office:value-type="string" calcext:value-type="string">
            <text:p>var</text:p>
          </table:table-cell>
          <table:table-cell table:style-name="ce28" office:value-type="string" calcext:value-type="string">
            <text:p>number</text:p>
          </table:table-cell>
          <table:table-cell table:style-name="ce28" office:value-type="string" calcext:value-type="string">
            <text:p>identifier</text:p>
          </table:table-cell>
          <table:table-cell table:style-name="ce28" office:value-type="string" calcext:value-type="string">
            <text:p>const</text:p>
          </table:table-cell>
          <table:table-cell table:style-name="ce28" office:value-type="string" calcext:value-type="string">
            <text:p>main</text:p>
          </table:table-cell>
          <table:table-cell table:style-name="ce28" office:value-type="string" calcext:value-type="string">
            <text:p>{</text:p>
          </table:table-cell>
          <table:table-cell table:style-name="ce28" office:value-type="string" calcext:value-type="string">
            <text:p>}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)</text:p>
          </table:table-cell>
          <table:table-cell table:style-name="ce28" office:value-type="string" calcext:value-type="string">
            <text:p>;</text:p>
          </table:table-cell>
          <table:table-cell table:style-name="ce28" office:value-type="string" calcext:value-type="string">
            <text:p>:</text:p>
          </table:table-cell>
          <table:table-cell table:style-name="ce28" office:value-type="string" calcext:value-type="string">
            <text:p>,</text:p>
          </table:table-cell>
          <table:table-cell table:style-name="ce28" office:value-type="string" calcext:value-type="string">
            <text:p>||</text:p>
          </table:table-cell>
          <table:table-cell table:style-name="ce28" office:value-type="string" calcext:value-type="string">
            <text:p>&amp;&amp;</text:p>
          </table:table-cell>
          <table:table-cell table:style-name="ce28" office:value-type="string" calcext:value-type="string">
            <text:p><text:s/>==</text:p>
          </table:table-cell>
          <table:table-cell table:style-name="ce28" office:value-type="string" calcext:value-type="string">
            <text:p><text:s/>=</text:p>
          </table:table-cell>
          <table:table-cell table:style-name="ce28" office:value-type="string" calcext:value-type="string">
            <text:p>!=</text:p>
          </table:table-cell>
          <table:table-cell table:style-name="ce28" office:value-type="string" calcext:value-type="string">
            <text:p>&lt;</text:p>
          </table:table-cell>
          <table:table-cell table:style-name="ce28" office:value-type="string" calcext:value-type="string">
            <text:p>≤</text:p>
          </table:table-cell>
          <table:table-cell table:style-name="ce28" office:value-type="string" calcext:value-type="string">
            <text:p>&gt;</text:p>
          </table:table-cell>
          <table:table-cell table:style-name="ce28" office:value-type="string" calcext:value-type="string">
            <text:p>≥ </text:p>
          </table:table-cell>
          <table:table-cell table:style-name="ce28" office:value-type="string" calcext:value-type="string">
            <text:p>+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string" calcext:value-type="string">
            <text:p>integer</text:p>
          </table:table-cell>
          <table:table-cell table:style-name="ce28" office:value-type="string" calcext:value-type="string">
            <text:p>boolean</text:p>
          </table:table-cell>
          <table:table-cell table:style-name="ce28" office:value-type="string" calcext:value-type="string">
            <text:p>void</text:p>
          </table:table-cell>
          <table:table-cell table:style-name="ce28" office:value-type="string" calcext:value-type="string">
            <text:p>if</text:p>
          </table:table-cell>
          <table:table-cell table:style-name="ce28" office:value-type="string" calcext:value-type="string">
            <text:p>while</text:p>
          </table:table-cell>
          <table:table-cell table:style-name="ce28" office:value-type="string" calcext:value-type="string">
            <text:p>skip</text:p>
          </table:table-cell>
          <table:table-cell table:style-name="ce28" office:value-type="string" calcext:value-type="string">
            <text:p>return</text:p>
          </table:table-cell>
        </table:table-row>
        <table:table-row table:style-name="ro1" table:number-rows-repeated="34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09:55:19.091402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23:10.961296219</meta:creation-date>
    <dc:date>2019-10-14T13:10:26.165302794</dc:date>
    <meta:editing-duration>PT5H1M20S</meta:editing-duration>
    <meta:editing-cycles>22</meta:editing-cycles>
    <meta:generator>LibreOffice/6.0.7.3$Linux_X86_64 LibreOffice_project/00m0$Build-3</meta:generator>
    <meta:document-statistic meta:table-count="12" meta:cell-count="1112" meta:object-count="0"/>
  </office:meta>
</office:document-meta>
</file>